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6pt" officeooo:rsid="001b71f0" officeooo:paragraph-rsid="001b71f0" style:font-size-asian="16pt" style:font-size-complex="16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rsid="0017b5a3" officeooo:paragraph-rsid="0017b5a3" style:font-size-asian="12pt" style:font-size-complex="12pt"/>
    </style:style>
    <style:style style:name="P4" style:family="paragraph" style:parent-style-name="Standard">
      <style:text-properties fo:font-size="12pt" officeooo:rsid="0018eebe" officeooo:paragraph-rsid="0018eeb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b71f0" officeooo:paragraph-rsid="001b71f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d83d7" officeooo:paragraph-rsid="001d83d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paragraph-rsid="001b71f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d932e" officeooo:paragraph-rsid="001d932e" style:font-size-asian="12pt" style:font-size-complex="12pt"/>
    </style:style>
    <style:style style:name="P9" style:family="paragraph" style:parent-style-name="Standard">
      <style:text-properties fo:font-size="12pt" officeooo:rsid="001d932e" officeooo:paragraph-rsid="001d932e" style:font-size-asian="12pt" style:font-size-complex="12pt"/>
    </style:style>
    <style:style style:name="P10" style:family="paragraph" style:parent-style-name="Standard">
      <style:text-properties fo:font-size="12pt" officeooo:rsid="001d932e" officeooo:paragraph-rsid="0022ebe9" style:font-size-asian="12pt" style:font-size-complex="12pt"/>
    </style:style>
    <style:style style:name="P11" style:family="paragraph" style:parent-style-name="Standard">
      <style:text-properties fo:font-size="12pt" officeooo:rsid="001d932e" officeooo:paragraph-rsid="002c9897" style:font-size-asian="12pt" style:font-size-complex="12pt"/>
    </style:style>
    <style:style style:name="P12" style:family="paragraph" style:parent-style-name="Standard">
      <style:text-properties fo:font-size="12pt" officeooo:rsid="001d932e" officeooo:paragraph-rsid="00329768" style:font-size-asian="12pt" style:font-size-complex="12pt"/>
    </style:style>
    <style:style style:name="P13" style:family="paragraph" style:parent-style-name="Standard">
      <style:text-properties fo:font-size="12pt" officeooo:rsid="0022ebe9" officeooo:paragraph-rsid="0022ebe9" style:font-size-asian="12pt" style:font-size-complex="12pt"/>
    </style:style>
    <style:style style:name="P14" style:family="paragraph" style:parent-style-name="Standard">
      <style:text-properties fo:font-size="12pt" officeooo:rsid="002c9897" officeooo:paragraph-rsid="002c9897" style:font-size-asian="12pt" style:font-size-complex="12pt"/>
    </style:style>
    <style:style style:name="P15" style:family="paragraph" style:parent-style-name="Standard">
      <style:text-properties fo:font-size="12pt" officeooo:rsid="00329768" officeooo:paragraph-rsid="00329768" style:font-size-asian="12pt" style:font-size-complex="12pt"/>
    </style:style>
    <style:style style:name="P16" style:family="paragraph" style:parent-style-name="Standard">
      <style:text-properties officeooo:rsid="00219431" officeooo:paragraph-rsid="00219431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officeooo:paragraph-rsid="0022ebe9"/>
    </style:style>
    <style:style style:name="P19" style:family="paragraph" style:parent-style-name="Standard">
      <style:text-properties officeooo:paragraph-rsid="0022ebe9"/>
    </style:style>
    <style:style style:name="P2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1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end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20338d" style:font-size-asian="12pt" style:font-size-complex="12pt"/>
    </style:style>
    <style:style style:name="T3" style:family="text">
      <style:text-properties officeooo:rsid="0022ebe9"/>
    </style:style>
    <style:style style:name="T4" style:family="text">
      <style:text-properties officeooo:rsid="0026845d"/>
    </style:style>
    <style:style style:name="T5" style:family="text">
      <style:text-properties officeooo:rsid="002c9897"/>
    </style:style>
    <style:style style:name="T6" style:family="text">
      <style:text-properties officeooo:rsid="00313e2d"/>
    </style:style>
    <style:style style:name="T7" style:family="text">
      <style:text-properties officeooo:rsid="0032976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rodução aos limites</text:span><text:span text:style-name="T2"> – </text:span><text:a xlink:type="simple" xlink:href="https://www.youtube.com/watch?v=v-VYli2XQo0&amp;list=PLB1EB382374613099&amp;index=1" text:style-name="Internet_20_link" text:visited-style-name="Visited_20_Internet_20_Link"><text:span text:style-name="T1">Aula 1</text:span></text:a><text:span text:style-name="T1"> </text:span></text:p>
      <text:p text:style-name="P3"/>
      <text:p text:style-name="P3">Exercício 1</text:p>
      <text:p text:style-name="P3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20"><draw:frame draw:style-name="fr1" draw:name="Objeto1" text:anchor-type="as-char" svg:y="-0.377cm" svg:width="2.731cm" svg:height="0.75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/table:table-cell>
            <table:table-cell table:style-name="Tabela1.A1" office:value-type="string">
              <text:p text:style-name="P21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2"/>
      <text:p text:style-name="P2"/>
      <text:p text:style-name="P3">Exercício 2</text:p>
      <text:p text:style-name="P3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20"><draw:frame draw:style-name="fr1" draw:name="Objeto2" text:anchor-type="as-char" svg:y="-0.67cm" svg:width="2.884cm" svg:height="1.099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ela2.A1" office:value-type="string">
              <text:p text:style-name="P21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2"/>
      <text:p text:style-name="P3">Exercício 3</text:p>
      <text:p text:style-name="P3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20"><draw:frame draw:style-name="fr1" draw:name="Objeto3" text:anchor-type="as-char" svg:y="-0.91cm" svg:width="3.672cm" svg:height="1.951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3.A1" office:value-type="string">
              <text:p text:style-name="P21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2"/>
      <text:p text:style-name="P4">Exercício 4</text:p>
      <text:p text:style-name="P4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20"><draw:frame draw:style-name="fr1" draw:name="Objeto4" text:anchor-type="as-char" svg:y="-1.312cm" svg:width="3.828cm" svg:height="2.79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4.A1" office:value-type="string">
              <text:p text:style-name="P21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2"/>
      <text:p text:style-name="P2"/>
      <text:p text:style-name="P1"><text:span text:style-name="T1">Indeterminação de limites</text:span><text:span text:style-name="T2"> – </text:span><text:a xlink:type="simple" xlink:href="https://www.youtube.com/watch?v=HaVqaNnZ_Z8&amp;list=PLB1EB382374613099&amp;index=2" text:style-name="Internet_20_link" text:visited-style-name="Visited_20_Internet_20_Link"><text:span text:style-name="T1">Aula 2</text:span></text:a><text:span text:style-name="T1"> </text:span></text:p>
      <text:p text:style-name="P5"/>
      <text:p text:style-name="P6">Exercício 1</text:p>
      <text:p text:style-name="P6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20"><draw:frame draw:style-name="fr1" draw:name="Objeto5" text:anchor-type="as-char" svg:y="-2.016cm" svg:width="6.249cm" svg:height="3.933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5.A1" office:value-type="string">
              <text:p text:style-name="P21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7"/>
      <text:p text:style-name="P8">Exercício 2</text:p>
      <text:p text:style-name="P8"/>
      <table:table table:name="Tabela6" table:style-name="Tabela6">
        <table:table-column table:style-name="Tabela6.A"/>
        <table:table-column table:style-name="Tabela6.B"/>
        <table:table-header-rows>
          <text:soft-page-break/>
          <table:table-row>
            <table:table-cell table:style-name="Tabela6.A1" office:value-type="string">
              <text:p text:style-name="P20"><draw:frame draw:style-name="fr1" draw:name="Objeto6" text:anchor-type="as-char" svg:y="-2.023cm" svg:width="7.502cm" svg:height="3.949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6.A1" office:value-type="string">
              <text:p text:style-name="P21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2"/>
      <text:p text:style-name="P9">Exercício 3</text:p>
      <text:p text:style-name="P9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20"><draw:frame draw:style-name="fr1" draw:name="Objeto7" text:anchor-type="as-char" svg:y="-2.023cm" svg:width="11.559cm" svg:height="3.949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7.A1" office:value-type="string">
              <text:p text:style-name="P21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2"/>
      <text:p text:style-name="P17"><text:span text:style-name="T1">Indeterminação de limites</text:span><text:span text:style-name="T2"> – </text:span><text:a xlink:type="simple" xlink:href="https://www.youtube.com/watch?v=fcwnms0NsNk&amp;list=PLB1EB382374613099&amp;index=3" text:style-name="Internet_20_link" text:visited-style-name="Visited_20_Internet_20_Link"><text:span text:style-name="T1">Aula 3</text:span></text:a></text:p>
      <text:p text:style-name="P16"/>
      <text:p text:style-name="P10">Exercício <text:span text:style-name="T3">1</text:span></text:p>
      <text:p text:style-name="P13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22"><draw:frame draw:style-name="fr1" draw:name="Objeto8" text:anchor-type="as-char" svg:y="-2.023cm" svg:width="7.479cm" svg:height="3.949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8.A1" office:value-type="string">
              <text:p text:style-name="P23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19"/>
      <text:p text:style-name="P10">Exercício <text:span text:style-name="T3">2</text:span></text:p>
      <text:p text:style-name="P13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22"><draw:frame draw:style-name="fr1" draw:name="Objeto9" text:anchor-type="as-char" svg:y="-2.023cm" svg:width="8.451cm" svg:height="3.949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9.A1" office:value-type="string">
              <text:p text:style-name="P23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10">Exercício <text:span text:style-name="T3">3</text:span></text:p>
      <text:p text:style-name="P13"/>
      <table:table table:name="Tabela10" table:style-name="Tabela10">
        <table:table-column table:style-name="Tabela10.A"/>
        <table:table-column table:style-name="Tabela10.B"/>
        <table:table-header-rows>
          <text:soft-page-break/>
          <table:table-row>
            <table:table-cell table:style-name="Tabela10.A1" office:value-type="string">
              <text:p text:style-name="P22"><draw:frame draw:style-name="fr1" draw:name="Objeto10" text:anchor-type="as-char" svg:y="-2.023cm" svg:width="10.575cm" svg:height="3.949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10.A1" office:value-type="string">
              <text:p text:style-name="P23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P19"/>
      <text:p text:style-name="P18">Indeterminação de limites 0/0<text:span text:style-name="T4"> – </text:span><text:a xlink:type="simple" xlink:href="https://www.youtube.com/watch?v=oY0B740yB1Y&amp;list=PLB1EB382374613099&amp;index=4" text:style-name="Internet_20_link" text:visited-style-name="Visited_20_Internet_20_Link">Aula 3a</text:a> </text:p>
      <text:p text:style-name="P19"/>
      <text:p text:style-name="P11">Exercício <text:span text:style-name="T3">1</text:span></text:p>
      <text:p text:style-name="P14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22"><draw:frame draw:style-name="fr1" draw:name="Objeto11" text:anchor-type="as-char" svg:y="-2.12cm" svg:width="9.647cm" svg:height="4.14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1.A1" office:value-type="string">
              <text:p text:style-name="P23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1">Exercício <text:span text:style-name="T5">2</text:span></text:p>
      <text:p text:style-name="P14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22"><draw:frame draw:style-name="fr1" draw:name="Objeto12" text:anchor-type="as-char" svg:y="-2.12cm" svg:width="7.502cm" svg:height="4.145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2.A1" office:value-type="string">
              <text:p text:style-name="P23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Standard"/>
      <text:p text:style-name="P17">Indeterminação polinomial de limites<text:span text:style-name="T6"> – </text:span><text:a xlink:type="simple" xlink:href="https://www.youtube.com/watch?v=IG212G5rdbo&amp;list=PLB1EB382374613099&amp;index=5" text:style-name="Internet_20_link" text:visited-style-name="Visited_20_Internet_20_Link">Aula 4</text:a> </text:p>
      <text:p text:style-name="Standard"/>
      <text:p text:style-name="P12">Exercício <text:span text:style-name="T3">1</text:span></text:p>
      <text:p text:style-name="P15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22"><draw:frame draw:style-name="fr1" draw:name="Objeto13" text:anchor-type="as-char" svg:y="-2.582cm" svg:width="14.919cm" svg:height="5.068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3.A1" office:value-type="string">
              <text:p text:style-name="P23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12">Exercício <text:span text:style-name="T7">2</text:span></text:p>
      <text:p text:style-name="P15"><text:soft-page-break/></text:p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22"><draw:frame draw:style-name="fr1" draw:name="Objeto14" text:anchor-type="as-char" svg:y="-2.12cm" svg:width="9.848cm" svg:height="4.145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4.A1" office:value-type="string">
              <text:p text:style-name="P23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08:34:26.055000000</meta:creation-date>
    <meta:generator>LibreOffice/5.1.4.2$Windows_x86 LibreOffice_project/f99d75f39f1c57ebdd7ffc5f42867c12031db97a</meta:generator>
    <dc:date>2016-07-12T18:54:47.025000000</dc:date>
    <meta:editing-duration>PT2H49M3S</meta:editing-duration>
    <meta:editing-cycles>22</meta:editing-cycles>
    <meta:document-statistic meta:table-count="14" meta:image-count="0" meta:object-count="14" meta:page-count="4" meta:paragraph-count="47" meta:word-count="69" meta:character-count="388" meta:non-whitespace-character-count="343"/>
  </office:meta>
</office:document-meta>
</file>

<file path=Object 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>
          <mo fence="true" stretchy="false">(</mo>
          <mrow>
            <mrow>
              <mn>2</mn>
              <mrow>
                <mi>x</mi>
                <mo stretchy="false">+</mo>
                <mn>1</mn>
              </mrow>
            </mrow>
          </mrow>
          <mo fence="true" stretchy="false">)</mo>
        </mrow>
      </mrow>
      <mo stretchy="false">=</mo>
      <mn>3</mn>
    </mrow>
    <annotation encoding="StarMath 5.0">lim from {x rightarrow 1} ( 2x + 1 ) = 3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3</mn>
                  </mrow>
                </munder>
                <mrow>
                  <mo fence="true" stretchy="true">(</mo>
                  <mrow>
                    <mfrac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6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i>x</mi>
                          <mo stretchy="false">−</mo>
                          <mn>3</mn>
                        </mrow>
                      </mrow>
                      <mrow>
                        <mi>x</mi>
                        <mo stretchy="false">−</mo>
                        <mn>3</mn>
                      </mrow>
                    </mfrac>
                  </mrow>
                  <mo fence="true" stretchy="true">)</mo>
                </mrow>
              </mrow>
              <mo stretchy="false">=</mo>
              <mfrac>
                <mrow>
                  <mn>54</mn>
                  <mo stretchy="false">−</mo>
                  <mn>54</mn>
                  <mo stretchy="false">+</mo>
                  <mn>3</mn>
                  <mo stretchy="false">−</mo>
                  <mn>3</mn>
                </mrow>
                <mrow>
                  <mn>3</mn>
                  <mo stretchy="false">−</mo>
                  <mn>3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3</mn>
                  </mrow>
                  <mo stretchy="false">→</mo>
                  <mrow>
                    <mrow>
                      <mi>x</mi>
                      <mo stretchy="false">−</mo>
                      <mn>3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frac>
                <mrow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6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i>x</mi>
                          <mo stretchy="false">−</mo>
                          <mn>3</mn>
                        </mrow>
                      </mrow>
                    </mrow>
                    <mo fence="true" stretchy="false">)</mo>
                  </mrow>
                  <mo stretchy="false">÷</mo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  <mo stretchy="false">÷</mo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</mrow>
              </mfrac>
              <mo stretchy="false">=</mo>
              <mn>2</mn>
            </mrow>
            <mrow>
              <msup>
                <mi>x</mi>
                <mn>2</mn>
              </msup>
              <mo stretchy="false">+</mo>
              <mn>1</mn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3</mn>
                </mrow>
              </munder>
              <mrow>
                <mo fence="true" stretchy="true">(</mo>
                <mrow>
                  <mfrac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6</mn>
                      </mrow>
                      <mrow>
                        <msup>
                          <mi>x</mi>
                          <mn>2</mn>
                        </msup>
                        <mo stretchy="false">+</mo>
                        <mi>x</mi>
                        <mo stretchy="false">−</mo>
                        <mn>3</mn>
                      </mrow>
                    </mrow>
                    <mrow>
                      <mi>x</mi>
                      <mo stretchy="false">−</mo>
                      <mn>3</mn>
                    </mrow>
                  </mfrac>
                </mrow>
                <mo fence="true" stretchy="true">)</mo>
              </mrow>
            </mrow>
            <mo stretchy="false">=</mo>
            <mrow>
              <mrow>
                <mn>2</mn>
                <mo stretchy="false">⋅</mo>
                <msup>
                  <mn>3</mn>
                  <mn>2</mn>
                </msup>
              </mrow>
              <mo stretchy="false">+</mo>
              <mn>1</mn>
            </mrow>
            <mo stretchy="false">=</mo>
            <mn>19</mn>
          </mrow>
        </mtd>
      </mtr>
    </mtable>
    <annotation encoding="StarMath 5.0">lim from { x rightarrow 3 } left ( {2x^3 - 6x^2 + x - 3} over {x - 3} right ) = { 54 - 54 + 3 -3 } over { 3 - 3 } = 0 over 0 rightarrow (x = 3 rightarrow x - 3 = 0) newline newline
{(2x^3 - 6x^2 + x - 3) div (x - 3)} over {(x - 3) div (x - 3)} = 2x^2 + 1 newline
lim from { x rightarrow 3 } left ( {2x^3 - 6x^2 + x - 3} over {x - 3} right ) = 2 cdot 3^2 + 1 = 19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(</mo>
                  <mrow>
                    <mfrac>
                      <mrow>
                        <msup>
                          <mi>x</mi>
                          <mn>2</mn>
                        </msup>
                        <mo stretchy="false">−</mo>
                        <mi>x</mi>
                      </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5</mn>
                        </mrow>
                        <mrow>
                          <mi>x</mi>
                          <mo stretchy="false">−</mo>
                          <mn>7</mn>
                        </mrow>
                      </mrow>
                    </mfrac>
                  </mrow>
                  <mo fence="true" stretchy="true">)</mo>
                </mrow>
              </mrow>
              <mo stretchy="false">=</mo>
              <mfrac>
                <mrow>
                  <msup>
                    <mn>1</mn>
                    <mn>2</mn>
                  </msup>
                  <mo stretchy="false">−</mo>
                  <mn>1</mn>
                </mrow>
                <mrow>
                  <mrow>
                    <mn>2</mn>
                    <mo stretchy="false">⋅</mo>
                    <msup>
                      <mn>1</mn>
                      <mn>2</mn>
                    </msup>
                  </mrow>
                  <mo stretchy="false">+</mo>
                  <mrow>
                    <mn>5</mn>
                    <mo stretchy="false">⋅</mo>
                    <mn>1</mn>
                  </mrow>
                  <mo stretchy="false">−</mo>
                  <mn>7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1</mn>
                  </mrow>
                  <mo stretchy="false">→</mo>
                  <mrow>
                    <mrow>
                      <mi>x</mi>
                      <mo stretchy="false">−</mo>
                      <mn>1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i>x</mi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5</mn>
                      </mrow>
                      <mrow>
                        <mi>x</mi>
                        <mo stretchy="false">−</mo>
                        <mn>7</mn>
                      </mrow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o stretchy="false">=</mo>
            <mfrac>
              <mi>x</mi>
              <mrow>
                <mn>2</mn>
                <mrow>
                  <mi>x</mi>
                  <mo stretchy="false">+</mo>
                  <mn>7</mn>
                </mrow>
              </mrow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(</mo>
                <mrow>
                  <mfrac>
                    <mrow>
                      <msup>
                        <mi>x</mi>
                        <mn>2</mn>
                      </msup>
                      <mo stretchy="false">−</mo>
                      <mi>x</mi>
                    </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5</mn>
                      </mrow>
                      <mrow>
                        <mi>x</mi>
                        <mo stretchy="false">−</mo>
                        <mn>7</mn>
                      </mrow>
                    </mrow>
                  </mfrac>
                </mrow>
                <mo fence="true" stretchy="true">)</mo>
              </mrow>
            </mrow>
            <mo stretchy="false">=</mo>
            <mfrac>
              <mn>1</mn>
              <mrow>
                <mrow>
                  <mn>2</mn>
                  <mo stretchy="false">⋅</mo>
                  <mn>1</mn>
                </mrow>
                <mo stretchy="false">+</mo>
                <mn>7</mn>
              </mrow>
            </mfrac>
            <mo stretchy="false">=</mo>
            <mfrac>
              <mn>1</mn>
              <mn>9</mn>
            </mfrac>
          </mrow>
        </mtd>
      </mtr>
    </mtable>
    <annotation encoding="StarMath 5.0">lim from { x rightarrow 1 } left ( {x^2 - x} over {2x^2 + 5x -7} right ) = { 1^2 - 1 } over { 2 cdot 1^2 + 5 cdot 1 - 7 } = 0 over 0 rightarrow ( x = 1 rightarrow x - 1 = 0 ) newline newline
{(x^2 - x) div (x - 1)} over {(2x^2 + 5x -7) div (x - 1)} = x over { 2x + 7 } newline
lim from { x rightarrow 1 } left ( {x^2 - x} over {2x^2 + 5x -7} right ) = 1 over { 2 cdot 1 + 7 } = 1 over 9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2</mn>
                  </mrow>
                </munder>
                <mrow>
                  <mo fence="true" stretchy="true">(</mo>
                  <mrow>
                    <mfrac>
                      <mrow>
                        <msup>
                          <mi>x</mi>
                          <mn>3</mn>
                        </msup>
                        <mo stretchy="false">−</mo>
                        <mn>8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frac>
                  </mrow>
                  <mo fence="true" stretchy="true">)</mo>
                </mrow>
              </mrow>
              <mo stretchy="false">=</mo>
              <mfrac>
                <mrow>
                  <msup>
                    <mn>2</mn>
                    <mn>3</mn>
                  </msup>
                  <mo stretchy="false">−</mo>
                  <mn>8</mn>
                </mrow>
                <mrow>
                  <msup>
                    <mn>2</mn>
                    <mn>2</mn>
                  </msup>
                  <mo stretchy="false">−</mo>
                  <mn>4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2</mn>
                  </mrow>
                  <mo stretchy="false">→</mo>
                  <mrow>
                    <mrow>
                      <mi>x</mi>
                      <mo stretchy="false">−</mo>
                      <mn>2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sup>
                        <mi>x</mi>
                        <mn>3</mn>
                      </msup>
                      <mo stretchy="false">−</mo>
                      <mn>8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row>
                  <msup>
                    <mi>x</mi>
                    <mn>2</mn>
                  </msup>
                  <mo stretchy="false">+</mo>
                  <mn>2</mn>
                </mrow>
                <mrow>
                  <mi>x</mi>
                  <mo stretchy="false">+</mo>
                  <mn>4</mn>
                </mrow>
              </mrow>
              <mrow>
                <mi>x</mi>
                <mo stretchy="false">+</mo>
                <mn>2</mn>
              </mrow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2</mn>
                </mrow>
              </munder>
              <mrow>
                <mo fence="true" stretchy="true">(</mo>
                <mrow>
                  <mfrac>
                    <mrow>
                      <msup>
                        <mi>x</mi>
                        <mn>3</mn>
                      </msup>
                      <mo stretchy="false">−</mo>
                      <mn>8</mn>
                    </mrow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frac>
                </mrow>
                <mo fence="true" stretchy="true">)</mo>
              </mrow>
            </mrow>
            <mo stretchy="false">=</mo>
            <mfrac>
              <mrow>
                <msup>
                  <mn>2</mn>
                  <mn>2</mn>
                </msup>
                <mo stretchy="false">+</mo>
                <mrow>
                  <mn>2</mn>
                  <mo stretchy="false">⋅</mo>
                  <mn>2</mn>
                </mrow>
                <mo stretchy="false">+</mo>
                <mn>4</mn>
              </mrow>
              <mrow>
                <mn>2</mn>
                <mo stretchy="false">+</mo>
                <mn>2</mn>
              </mrow>
            </mfrac>
            <mo stretchy="false">=</mo>
            <mfrac>
              <mn>12</mn>
              <mn>4</mn>
            </mfrac>
            <mo stretchy="false">=</mo>
            <mn>3</mn>
          </mrow>
        </mtd>
      </mtr>
    </mtable>
    <annotation encoding="StarMath 5.0">lim from { x rightarrow 2 } left ( {x^3 - 8} over {x^2 - 4} right ) = { 2^3 - 8 } over { 2^2 - 4 } = 0 over 0 rightarrow ( x = 2 rightarrow x - 2 = 0 ) newline newline
{(x^3 - 8) div (x - 2)} over {(x^2 - 4) div (x - 2)} = { x^2 + 2x + 4 } over { x + 2 } newline
lim from { x rightarrow 2 } left ( {x^3 - 8} over {x^2 - 4} right ) = { 2^2 + 2 cdot 2 + 4 } over { 2 + 2 } = { 12 } over { 4 } = 3</annotation>
  </semantics>
</math>
</file>

<file path=Object 13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h</mi>
                  <mo stretchy="false">→</mo>
                  <mn>0</mn>
                </mrow>
              </munder>
              <mrow>
                <mo fence="true" stretchy="true">(</mo>
                <mrow>
                  <mfrac>
                    <mrow>
                      <msup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  <mn>3</mn>
                      </msup>
                      <mo stretchy="false">−</mo>
                      <msup>
                        <mi>x</mi>
                        <mn>3</mn>
                      </msup>
                    </mrow>
                    <mi>h</mi>
                  </mfrac>
                </mrow>
                <mo fence="true" stretchy="true">)</mo>
              </mrow>
            </mrow>
            <mo stretchy="false">=</mo>
            <mfrac>
              <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0</mn>
                      </mrow>
                    </mrow>
                    <mo fence="true" stretchy="false">)</mo>
                  </mrow>
                  <mn>3</mn>
                </msup>
                <mo stretchy="false">−</mo>
                <msup>
                  <mi>x</mi>
                  <mn>3</mn>
                </msup>
              </mrow>
              <mn>0</mn>
            </mfrac>
            <mo stretchy="false">=</mo>
            <mfrac>
              <mrow>
                <msup>
                  <mi>x</mi>
                  <mn>3</mn>
                </msup>
                <mo stretchy="false">−</mo>
                <msup>
                  <mi>x</mi>
                  <mn>3</mn>
                </msup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/>
        </mtd>
      </mtr>
      <mtr>
        <mtd>
          <mrow>
            <mrow>
              <mfrac>
                <mrow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n>3</mn>
                  </msup>
                  <mo stretchy="false">−</mo>
                  <msup>
                    <mi>x</mi>
                    <mn>3</mn>
                  </msup>
                </mrow>
                <mi>h</mi>
              </mfrac>
              <mo stretchy="false">=</mo>
              <mfrac>
                <mrow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n>2</mn>
                  </msup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sup>
                      <mi>x</mi>
                      <mn>3</mn>
                    </msup>
                  </mrow>
                </mrow>
                <mi>h</mi>
              </mfrac>
              <mo stretchy="false">=</mo>
              <mfrac>
                <mrow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 mathvariant="italic">xh</mi>
                          <mo stretchy="false">+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sup>
                      <mi>x</mi>
                      <mn>3</mn>
                    </msup>
                  </mrow>
                </mrow>
                <mi>h</mi>
              </mfrac>
            </mrow>
            <mtext>=</mtext>
          </mrow>
        </mtd>
      </mtr>
      <mtr>
        <mtd>
          <mrow>
            <mrow>
              <mfrac>
                <mrow>
                  <mrow>
                    <msup>
                      <mi>x</mi>
                      <mn>3</mn>
                    </msup>
                    <mo stretchy="false">+</mo>
                    <mn>2</mn>
                  </mrow>
                  <msup>
                    <mi>x</mi>
                    <mn>2</mn>
                  </msup>
                  <mrow>
                    <mi>h</mi>
                    <mo stretchy="false">+</mo>
                    <msup>
                      <mi mathvariant="italic">xh</mi>
                      <mn>2</mn>
                    </msup>
                    <mo stretchy="false">+</mo>
                    <msup>
                      <mi>x</mi>
                      <mn>2</mn>
                    </msup>
                  </mrow>
                  <mrow>
                    <mi>h</mi>
                    <mo stretchy="false">+</mo>
                    <mn>2</mn>
                  </mrow>
                  <mrow>
                    <msup>
                      <mi mathvariant="italic">xh</mi>
                      <mn>2</mn>
                    </msup>
                    <mo stretchy="false">+</mo>
                    <msup>
                      <mi>h</mi>
                      <mn>3</mn>
                    </msup>
                    <mo stretchy="false">−</mo>
                    <msup>
                      <mi>x</mi>
                      <mn>3</mn>
                    </msup>
                  </mrow>
                </mrow>
                <mi>h</mi>
              </mfrac>
              <mo stretchy="false">=</mo>
              <mfrac>
                <mrow>
                  <mn>3</mn>
                  <msup>
                    <mi>x</mi>
                    <mn>2</mn>
                  </msup>
                  <mrow>
                    <mi>h</mi>
                    <mo stretchy="false">+</mo>
                    <mn>3</mn>
                  </mrow>
                  <mrow>
                    <msup>
                      <mi mathvariant="italic">xh</mi>
                      <mn>2</mn>
                    </msup>
                    <mo stretchy="false">+</mo>
                    <msup>
                      <mi>h</mi>
                      <mn>3</mn>
                    </msup>
                  </mrow>
                </mrow>
                <mi>h</mi>
              </mfrac>
              <mo stretchy="false">=</mo>
              <mfrac>
                <mrow>
                  <mi>h</mi>
                  <mrow>
                    <mo fence="true" stretchy="false">(</mo>
                    <mrow>
                      <mrow>
                        <mn>3</mn>
                        <mrow>
                          <msup>
                            <mi>x</mi>
                            <mn>2</mn>
                          </msup>
                          <mo stretchy="false">+</mo>
                          <mn>3</mn>
                        </mrow>
                        <mrow>
                          <mi mathvariant="italic">xh</mi>
                          <mo stretchy="false">+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</mrow>
                <mi>h</mi>
              </mfrac>
              <mo stretchy="false">=</mo>
              <mn>3</mn>
            </mrow>
            <mrow>
              <msup>
                <mi>x</mi>
                <mn>2</mn>
              </msup>
              <mo stretchy="false">+</mo>
              <mn>3</mn>
            </mrow>
            <mrow>
              <mi mathvariant="italic">xh</mi>
              <mo stretchy="false">+</mo>
              <msup>
                <mi>h</mi>
                <mn>2</mn>
              </msup>
            </mrow>
          </mrow>
        </mtd>
      </mtr>
      <mtr>
        <mtd>
          <mrow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row>
                  <mo fence="true" stretchy="true">(</mo>
                  <mrow>
                    <mfrac>
                      <mrow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i>h</mi>
                              </mrow>
                            </mrow>
                            <mo fence="true" stretchy="false">)</mo>
                          </mrow>
                          <mn>3</mn>
                        </msup>
                        <mo stretchy="false">−</mo>
                        <msup>
                          <mi>x</mi>
                          <mn>3</mn>
                        </msup>
                      </mrow>
                      <mi>h</mi>
                    </mfrac>
                  </mrow>
                  <mo fence="true" stretchy="true">)</mo>
                </mrow>
              </mrow>
              <mo stretchy="false">=</mo>
              <mn>3</mn>
            </mrow>
            <mrow>
              <msup>
                <mi>x</mi>
                <mn>2</mn>
              </msup>
              <mo stretchy="false">+</mo>
              <mn>3</mn>
            </mrow>
            <mrow>
              <mrow>
                <mrow>
                  <mi>x</mi>
                  <mo stretchy="false">⋅</mo>
                  <mn>0</mn>
                </mrow>
                <mo stretchy="false">+</mo>
                <msup>
                  <mn>0</mn>
                  <mn>2</mn>
                </msup>
              </mrow>
              <mo stretchy="false">=</mo>
              <mn>3</mn>
            </mrow>
            <msup>
              <mi>x</mi>
              <mn>2</mn>
            </msup>
          </mrow>
        </mtd>
      </mtr>
    </mtable>
    <annotation encoding="StarMath 5.0">lim from { h rightarrow 0 } left ( {(x + h)^3 - x^3} over h right ) = { (x + 0)^3 - x^3 } over 0 = { x^3 - x^3 } over 0 = 0 over 0 newline newline
{(x + h)^3 - x^3} over h = {(x + h)^2(x + h) - x^3} over h = {(x^2 + 2xh + h^2)(x + h) - x^3} over h "=" newline {x^3 + 2x^{2}h + xh^2 + x^{2}h + 2xh^2 + h^3 - x^3} over h = { 3x^{2}h + 3xh^2 + h^3} over h = { h(3x^2 + 3xh + h^2)} over h = 3x^2 + 3xh + h^2 newline
lim from { h rightarrow 0 } left ( {(x + h)^3 - x^3} over h right ) = 3x^2 + 3x cdot 0 + 0^2 = 3x^2</annotation>
  </semantics>
</math>
</file>

<file path=Object 14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n>1</mn>
                    </mrow>
                  </mrow>
                </munder>
                <mrow>
                  <mo fence="true" stretchy="true">(</mo>
                  <mrow>
                    <mfrac>
                      <mrow>
                        <msup>
                          <mi>x</mi>
                          <mn>3</mn>
                        </msup>
                        <mo stretchy="false">+</mo>
                        <mn>1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frac>
                  </mrow>
                  <mo fence="true" stretchy="true">)</mo>
                </mrow>
              </mrow>
              <mo stretchy="false">=</mo>
              <mfrac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n>3</mn>
                  </msup>
                  <mo stretchy="false">+</mo>
                  <mn>1</mn>
                </mrow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−</mo>
                  <mn>1</mn>
                </mrow>
              </mfrac>
              <mo stretchy="false">=</mo>
              <mfrac>
                <mrow>
                  <mrow>
                    <mo stretchy="false">−</mo>
                    <mn>1</mn>
                  </mrow>
                  <mo stretchy="false">+</mo>
                  <mn>1</mn>
                </mrow>
                <mrow>
                  <mn>1</mn>
                  <mo stretchy="false">−</mo>
                  <mn>1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row>
                      <mo stretchy="false">−</mo>
                      <mn>1</mn>
                    </mrow>
                  </mrow>
                  <mo stretchy="false">→</mo>
                  <mrow>
                    <mrow>
                      <mi>x</mi>
                      <mo stretchy="false">+</mo>
                      <mn>1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sup>
                        <mi>x</mi>
                        <mn>3</mn>
                      </msup>
                      <mo stretchy="false">+</mo>
                      <mn>1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sup>
                  <mi>x</mi>
                  <mn>2</mn>
                </msup>
                <mo stretchy="false">−</mo>
                <mi>x</mi>
                <mo stretchy="false">+</mo>
                <mn>1</mn>
              </mrow>
              <mrow>
                <mi>x</mi>
                <mo stretchy="false">−</mo>
                <mn>1</mn>
              </mrow>
            </mfrac>
          </mrow>
        </mtd>
      </mtr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−</mo>
                    <mn>1</mn>
                  </mrow>
                </mrow>
              </munder>
              <mrow>
                <mo fence="true" stretchy="true">(</mo>
                <mrow>
                  <mfrac>
                    <mrow>
                      <msup>
                        <mi>x</mi>
                        <mn>3</mn>
                      </msup>
                      <mo stretchy="false">+</mo>
                      <mn>1</mn>
                    </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frac>
                </mrow>
                <mo fence="true" stretchy="true">)</mo>
              </mrow>
            </mrow>
            <mo stretchy="false">=</mo>
            <mfrac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  <mo stretchy="false">−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+</mo>
                <mn>1</mn>
              </mrow>
              <mrow>
                <mrow>
                  <mo stretchy="false">−</mo>
                  <mn>1</mn>
                </mrow>
                <mo stretchy="false">−</mo>
                <mn>1</mn>
              </mrow>
            </mfrac>
            <mo stretchy="false">=</mo>
            <mfrac>
              <mrow>
                <mn>1</mn>
                <mo stretchy="false">+</mo>
                <mn>1</mn>
                <mo stretchy="false">+</mo>
                <mn>1</mn>
              </mrow>
              <mrow>
                <mo stretchy="false">−</mo>
                <mn>2</mn>
              </mrow>
            </mfrac>
            <mo stretchy="false">=</mo>
            <mrow>
              <mo stretchy="false">−</mo>
              <mfrac>
                <mn>3</mn>
                <mn>2</mn>
              </mfrac>
            </mrow>
          </mrow>
        </mtd>
      </mtr>
    </mtable>
    <annotation encoding="StarMath 5.0">lim from { x rightarrow -1 } left ( {x^3 + 1} over {x^2 - 1} right ) = { (-1)^3 + 1 } over { (-1)^2 - 1 } = { -1 + 1 } over { 1 - 1 } = 0 over 0 rightarrow (x=-1 rightarrow x + 1 = 0) newline newline
{(x^3 + 1) div (x + 1)} over {(x^2 - 1) div (x + 1)} = { x^2 - x + 1 } over { x - 1 } newline
lim from { x rightarrow -1 } left ( {x^3 + 1} over {x^2 - 1} right ) = { (-1)^2 - (-1) + 1 } over { -1 -1 } = { 1 + 1 + 1 } over { -2 } = -{ 3 over 2 }
</annotation>
  </semantics>
</math>
</file>

<file path=Object 2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3</mn>
          </mrow>
        </munder>
        <mrow>
          <mo fence="true" stretchy="true">(</mo>
          <mrow>
            <mfrac>
              <mrow>
                <mn>2</mn>
                <mrow>
                  <mi>x</mi>
                  <mo stretchy="false">+</mo>
                  <mn>2</mn>
                </mrow>
              </mrow>
              <mrow>
                <mi>x</mi>
                <mo stretchy="false">+</mo>
                <mn>1</mn>
              </mrow>
            </mfrac>
          </mrow>
          <mo fence="true" stretchy="true">)</mo>
        </mrow>
      </mrow>
      <mo stretchy="false">=</mo>
      <mn>2</mn>
    </mrow>
    <annotation encoding="StarMath 5.0">lim from { x rightarrow 3 } left( {2x + 2} over {x + 1} right) = 2</annotation>
  </semantics>
</math>
</file>

<file path=Object 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td>
                      <mtd>
                        <mrow>
                          <mi>x</mi>
                          <mo stretchy="false">≥</mo>
                          <mn>1</mn>
                        </mrow>
                      </mtd>
                    </mtr>
                    <mtr>
                      <mtd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</mtd>
                      <mtd>
                        <mrow>
                          <mi>x</mi>
                          <mo stretchy="false">&lt;</mo>
                          <mn>1</mn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stretchy="false">=</mo>
            <mn>3</mn>
          </mrow>
        </mtd>
      </mtr>
    </mtable>
    <annotation encoding="StarMath 5.0">f( x ) = left lbrace matrix {2x + 1 # x&gt;= 1 ## x^2 + 2 # x&lt;1} right none newline
lim from { x rightarrow 1 } {f( x )} = 3</annotation>
  </semantics>
</math>
</file>

<file path=Object 4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3</mn>
                          </mrow>
                          <mi>x</mi>
                        </mrow>
                      </mtd>
                      <mtd>
                        <mrow>
                          <mi>x</mi>
                          <mo stretchy="false">≥</mo>
                          <mn>2</mn>
                        </mrow>
                      </mtd>
                    </mtr>
                    <mtr>
                      <mtd>
                        <mrow>
                          <mn>3</mn>
                          <mrow>
                            <mi>x</mi>
                            <mo stretchy="false">+</mo>
                            <mn>1</mn>
                          </mrow>
                        </mrow>
                      </mtd>
                      <mtd>
                        <mrow>
                          <mi>x</mi>
                          <mo stretchy="false">&lt;</mo>
                          <mn>2</mn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2</mn>
                    <mtext>+</mtext>
                  </msup>
                </mrow>
              </munder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stretchy="false">=</mo>
            <mn>10</mn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2</mn>
                    <mtext>-</mtext>
                  </msup>
                </mrow>
              </munder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stretchy="false">=</mo>
            <mn>7</mn>
          </mrow>
        </mtd>
      </mtr>
    </mtable>
    <annotation encoding="StarMath 5.0">f( x ) = left lbrace matrix {x^2 + 3x # x&gt;=2 ## 3x + 1 # x&lt;2} right none newline
lim from { x rightarrow 2^"+" } { f(x) } = 10 newline
lim from { x rightarrow 2^"-" } { f(x) } = 7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(</mo>
                  <mrow>
                    <mfrac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i>x</mi>
                      </mrow>
                      <mi>x</mi>
                    </mfrac>
                  </mrow>
                  <mo fence="true" stretchy="true">)</mo>
                </mrow>
              </mrow>
              <mo stretchy="false">=</mo>
              <mfrac>
                <mrow>
                  <msup>
                    <mn>0</mn>
                    <mn>2</mn>
                  </msup>
                  <mo stretchy="false">+</mo>
                  <mrow>
                    <mn>2</mn>
                    <mo stretchy="false">⋅</mo>
                    <mn>0</mn>
                  </mrow>
                </mrow>
                <mn>0</mn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i>x</mi>
                  <mo stretchy="false">=</mo>
                  <mn>0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2</mn>
                      </mrow>
                      <mi>x</mi>
                    </mrow>
                  </mrow>
                  <mo fence="true" stretchy="false">)</mo>
                </mrow>
                <mo stretchy="false">÷</mo>
                <mi>x</mi>
              </mrow>
              <mrow>
                <mi>x</mi>
                <mo stretchy="false">÷</mo>
                <mi>x</mi>
              </mrow>
            </mfrac>
            <mo stretchy="false">=</mo>
            <mrow>
              <mi>x</mi>
              <mo stretchy="false">+</mo>
              <mn>2</mn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(</mo>
                <mrow>
                  <mfrac>
                    <mrow>
                      <mrow>
                        <msup>
                          <mi>x</mi>
                          <mn>2</mn>
                        </msup>
                        <mo stretchy="false">+</mo>
                        <mn>2</mn>
                      </mrow>
                      <mi>x</mi>
                    </mrow>
                    <mi>x</mi>
                  </mfrac>
                </mrow>
                <mo fence="true" stretchy="true">)</mo>
              </mrow>
            </mrow>
            <mo stretchy="false">=</mo>
            <mrow>
              <mn>0</mn>
              <mo stretchy="false">+</mo>
              <mn>2</mn>
            </mrow>
            <mo stretchy="false">=</mo>
            <mn>2</mn>
          </mrow>
        </mtd>
      </mtr>
    </mtable>
    <annotation encoding="StarMath 5.0">lim from { x rightarrow 0 } left ( {x^2 + 2x} over x right ) = {0^2 + 2 cdot 0} over 0 = 0 over 0 rightarrow (x=0) newline newline
{(x^2 + 2x) div x} over {x div x} = x + 2 newline
lim from { x rightarrow 0 } left ( {x^2 + 2x} over x right ) = 0 + 2 = 2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2</mn>
                  </mrow>
                </munder>
                <mrow>
                  <mo fence="true" stretchy="true">(</mo>
                  <mrow>
                    <mfrac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−</mo>
                        <mn>2</mn>
                      </mrow>
                    </mfrac>
                  </mrow>
                  <mo fence="true" stretchy="true">)</mo>
                </mrow>
              </mrow>
              <mo stretchy="false">=</mo>
              <mfrac>
                <mrow>
                  <msup>
                    <mn>2</mn>
                    <mn>2</mn>
                  </msup>
                  <mo stretchy="false">−</mo>
                  <mn>4</mn>
                </mrow>
                <mrow>
                  <mn>2</mn>
                  <mo stretchy="false">−</mo>
                  <mn>2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2</mn>
                  </mrow>
                  <mo stretchy="false">→</mo>
                  <mrow>
                    <mrow>
                      <mi>x</mi>
                      <mo stretchy="false">−</mo>
                      <mn>2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</mrow>
            </mfrac>
            <mo stretchy="false">=</mo>
            <mrow>
              <mi>x</mi>
              <mo stretchy="false">+</mo>
              <mn>2</mn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2</mn>
                </mrow>
              </munder>
              <mrow>
                <mo fence="true" stretchy="true">(</mo>
                <mrow>
                  <mfrac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  <mrow>
                      <mi>x</mi>
                      <mo stretchy="false">−</mo>
                      <mn>2</mn>
                    </mrow>
                  </mfrac>
                </mrow>
                <mo fence="true" stretchy="true">)</mo>
              </mrow>
            </mrow>
            <mo stretchy="false">=</mo>
            <mrow>
              <mn>2</mn>
              <mo stretchy="false">+</mo>
              <mn>2</mn>
            </mrow>
            <mo stretchy="false">=</mo>
            <mn>4</mn>
          </mrow>
        </mtd>
      </mtr>
    </mtable>
    <annotation encoding="StarMath 5.0">lim from { x rightarrow 2 } left ( {x^2 - 4} over {x - 2} right ) = { 2^2 - 4 } over { 2 - 2 } = 0 over 0 rightarrow (x = 2 rightarrow x - 2 = 0) newline newline
{(x^2 - 4) div (x - 2)} over {(x - 2) div (x - 2)} = x + 2 newline
lim from { x rightarrow 2 } left ( {x^2 - 4} over {x - 2} right ) = 2 + 2 = 4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2</mn>
                  </mrow>
                </munder>
                <mrow>
                  <mo fence="true" stretchy="true">(</mo>
                  <mrow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2</mn>
                        </mrow>
                        <mrow>
                          <mi>x</mi>
                          <mo stretchy="false">−</mo>
                          <mn>4</mn>
                        </mrow>
                      </mrow>
                      <mrow>
                        <mi>x</mi>
                        <mo stretchy="false">−</mo>
                        <mn>2</mn>
                      </mrow>
                    </mfrac>
                  </mrow>
                  <mo fence="true" stretchy="true">)</mo>
                </mrow>
              </mrow>
              <mo stretchy="false">=</mo>
              <mfrac>
                <mrow>
                  <mrow>
                    <mn>2</mn>
                    <mo stretchy="false">⋅</mo>
                    <msup>
                      <mn>2</mn>
                      <mn>2</mn>
                    </msup>
                  </mrow>
                  <mo stretchy="false">−</mo>
                  <mrow>
                    <mn>2</mn>
                    <mo stretchy="false">⋅</mo>
                    <mn>2</mn>
                  </mrow>
                  <mo stretchy="false">−</mo>
                  <mn>4</mn>
                </mrow>
                <mrow>
                  <mn>2</mn>
                  <mo stretchy="false">−</mo>
                  <mn>2</mn>
                </mrow>
              </mfrac>
              <mo stretchy="false">=</mo>
              <mfrac>
                <mrow>
                  <mn>8</mn>
                  <mo stretchy="false">−</mo>
                  <mn>4</mn>
                  <mo stretchy="false">−</mo>
                  <mn>4</mn>
                </mrow>
                <mn>0</mn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2</mn>
                  </mrow>
                  <mo stretchy="false">→</mo>
                  <mrow>
                    <mrow>
                      <mi>x</mi>
                      <mo stretchy="false">−</mo>
                      <mn>2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frac>
                <mrow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2</mn>
                        </mrow>
                        <mrow>
                          <mi>x</mi>
                          <mo stretchy="false">−</mo>
                          <mn>4</mn>
                        </mrow>
                      </mrow>
                    </mrow>
                    <mo fence="true" stretchy="false">)</mo>
                  </mrow>
                  <mo stretchy="false">÷</mo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o stretchy="false">÷</mo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</mrow>
              </mfrac>
              <mo stretchy="false">=</mo>
              <mn>2</mn>
            </mrow>
            <mrow>
              <mi>x</mi>
              <mo stretchy="false">+</mo>
              <mn>2</mn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2</mn>
                </mrow>
              </munder>
              <mrow>
                <mo fence="true" stretchy="true">(</mo>
                <mrow>
                  <mfrac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row>
                        <mi>x</mi>
                        <mo stretchy="false">−</mo>
                        <mn>4</mn>
                      </mrow>
                    </mrow>
                    <mrow>
                      <mi>x</mi>
                      <mo stretchy="false">−</mo>
                      <mn>2</mn>
                    </mrow>
                  </mfrac>
                </mrow>
                <mo fence="true" stretchy="true">)</mo>
              </mrow>
            </mrow>
            <mo stretchy="false">=</mo>
            <mrow>
              <mrow>
                <mn>2</mn>
                <mo stretchy="false">⋅</mo>
                <mn>2</mn>
              </mrow>
              <mo stretchy="false">+</mo>
              <mn>2</mn>
            </mrow>
            <mo stretchy="false">=</mo>
            <mn>6</mn>
          </mrow>
        </mtd>
      </mtr>
    </mtable>
    <annotation encoding="StarMath 5.0">lim from { x rightarrow 2 } left ( {2x^2 - 2x - 4} over {x - 2} right ) = { 2 cdot 2^2 - 2 cdot 2 - 4 } over { 2 - 2 } = { 8 - 4 - 4 } over 0 = 0 over 0 rightarrow (x = 2 rightarrow x - 2 = 0) newline newline
{(2x^2 - 2x - 4) div (x - 2)} over {(x - 2) div (x - 2)} = 2x + 2 newline
lim from { x rightarrow 2 } left ( {2x^2 - 2x - 4} over {x - 2} right ) = 2 cdot 2 + 2 = 6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3</mn>
                  </mrow>
                </munder>
                <mrow>
                  <mo fence="true" stretchy="true">(</mo>
                  <mrow>
                    <mfrac>
                      <mrow>
                        <msup>
                          <mi>x</mi>
                          <mn>2</mn>
                        </msup>
                        <mo stretchy="false">−</mo>
                        <mn>9</mn>
                      </mrow>
                      <mrow>
                        <mi>x</mi>
                        <mo stretchy="false">−</mo>
                        <mn>3</mn>
                      </mrow>
                    </mfrac>
                  </mrow>
                  <mo fence="true" stretchy="true">)</mo>
                </mrow>
              </mrow>
              <mo stretchy="false">=</mo>
              <mfrac>
                <mrow>
                  <msup>
                    <mn>3</mn>
                    <mn>2</mn>
                  </msup>
                  <mo stretchy="false">−</mo>
                  <mn>9</mn>
                </mrow>
                <mrow>
                  <mn>3</mn>
                  <mo stretchy="false">−</mo>
                  <mn>3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3</mn>
                  </mrow>
                  <mo stretchy="false">→</mo>
                  <mrow>
                    <mrow>
                      <mi>x</mi>
                      <mo stretchy="false">−</mo>
                      <mn>3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9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</mrow>
            </mfrac>
            <mo stretchy="false">=</mo>
            <mrow>
              <mi>x</mi>
              <mo stretchy="false">+</mo>
              <mn>3</mn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3</mn>
                </mrow>
              </munder>
              <mrow>
                <mo fence="true" stretchy="true">(</mo>
                <mrow>
                  <mfrac>
                    <mrow>
                      <msup>
                        <mi>x</mi>
                        <mn>2</mn>
                      </msup>
                      <mo stretchy="false">−</mo>
                      <mn>9</mn>
                    </mrow>
                    <mrow>
                      <mi>x</mi>
                      <mo stretchy="false">−</mo>
                      <mn>3</mn>
                    </mrow>
                  </mfrac>
                </mrow>
                <mo fence="true" stretchy="true">)</mo>
              </mrow>
            </mrow>
            <mo stretchy="false">=</mo>
            <mrow>
              <mn>3</mn>
              <mo stretchy="false">+</mo>
              <mn>3</mn>
            </mrow>
            <mo stretchy="false">=</mo>
            <mn>6</mn>
          </mrow>
        </mtd>
      </mtr>
    </mtable>
    <annotation encoding="StarMath 5.0">lim from { x rightarrow 3 } left ( {x^2 - 9} over {x - 3} right ) = { 3^2 - 9 } over { 3 - 3 } = 0 over 0
rightarrow (x = 3 rightarrow x - 3 = 0)  newline newline
{(x^2 - 9) div (x - 3)} over {(x - 3) div (x - 3)} = x + 3 newline
lim from { x rightarrow 3 } left ( {x^2 - 9} over {x - 3} right ) = 3 + 3 = 6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n>2</mn>
                    </mrow>
                  </mrow>
                </munder>
                <mrow>
                  <mo fence="true" stretchy="true">(</mo>
                  <mrow>
                    <mfrac>
                      <mrow>
                        <mi>x</mi>
                        <mo stretchy="false">+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frac>
                  </mrow>
                  <mo fence="true" stretchy="true">)</mo>
                </mrow>
              </mrow>
              <mo stretchy="false">=</mo>
              <mfrac>
                <mrow>
                  <mrow>
                    <mo stretchy="false">−</mo>
                    <mn>2</mn>
                  </mrow>
                  <mo stretchy="false">+</mo>
                  <mn>2</mn>
                </mrow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2</mn>
                        </mrow>
                      </mrow>
                      <mo fence="true" stretchy="false">)</mo>
                    </mrow>
                    <mn>2</mn>
                  </msup>
                  <mo stretchy="false">−</mo>
                  <mn>4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row>
                      <mo stretchy="false">−</mo>
                      <mn>2</mn>
                    </mrow>
                  </mrow>
                  <mo stretchy="false">→</mo>
                  <mrow>
                    <mrow>
                      <mi>x</mi>
                      <mo stretchy="false">+</mo>
                      <mn>2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</mrow>
            </mfrac>
            <mo stretchy="false">=</mo>
            <mfrac>
              <mn>1</mn>
              <mrow>
                <mi>x</mi>
                <mo stretchy="false">−</mo>
                <mn>2</mn>
              </mrow>
            </mfrac>
          </mrow>
        </mtd>
      </mtr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−</mo>
                    <mn>2</mn>
                  </mrow>
                </mrow>
              </munder>
              <mrow>
                <mo fence="true" stretchy="true">(</mo>
                <mrow>
                  <mfrac>
                    <mrow>
                      <mi>x</mi>
                      <mo stretchy="false">+</mo>
                      <mn>2</mn>
                    </mrow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frac>
                </mrow>
                <mo fence="true" stretchy="true">)</mo>
              </mrow>
            </mrow>
            <mo stretchy="false">=</mo>
            <mfrac>
              <mn>1</mn>
              <mrow>
                <mrow>
                  <mo stretchy="false">−</mo>
                  <mn>2</mn>
                </mrow>
                <mo stretchy="false">−</mo>
                <mn>2</mn>
              </mrow>
            </mfrac>
            <mo stretchy="false">=</mo>
            <mfrac>
              <mn>1</mn>
              <mrow>
                <mo stretchy="false">−</mo>
                <mn>4</mn>
              </mrow>
            </mfrac>
          </mrow>
        </mtd>
      </mtr>
    </mtable>
    <annotation encoding="StarMath 5.0">lim from { x rightarrow -2 } left ( { x + 2} over { x^2 - 4 } right ) = { -2 + 2 } over { (-2)^2 -4 } = 0 over 0 rightarrow (x = -2 rightarrow x + 2 = 0) newline newline
{ (x + 2) div (x + 2) } over { (x^2 - 4) div (x + 2) } = 1 over { x -2 } newline
lim from { x rightarrow -2 } left ( { x + 2} over { x^2 - 4 } right ) = 1 over { -2 - 2 } = 1 over -4</annotation>
  </semantics>
</math>
</file>